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97e" officeooo:paragraph-rsid="0018297e"/>
    </style:style>
    <style:style style:name="P2" style:family="paragraph" style:parent-style-name="Standard">
      <style:text-properties officeooo:rsid="001855d4" officeooo:paragraph-rsid="001855d4"/>
    </style:style>
    <style:style style:name="P3" style:family="paragraph" style:parent-style-name="Standard">
      <style:text-properties officeooo:rsid="001855d4" officeooo:paragraph-rsid="00198a32"/>
    </style:style>
    <style:style style:name="P4" style:family="paragraph" style:parent-style-name="Standard">
      <style:text-properties officeooo:rsid="00198a32" officeooo:paragraph-rsid="00198a32"/>
    </style:style>
    <style:style style:name="T1" style:family="text">
      <style:text-properties officeooo:rsid="00198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of the project : airlines data analysis </text:p>
      <text:p text:style-name="P1"/>
      <text:p text:style-name="P1">1) first step is to upload the data to the hdfs. This command use to put data from local file system to hdfs.</text:p>
      <text:p text:style-name="P1"/>
      <text:p text:style-name="P1">Command : hdfs dfs -put /home/prateek/Downloads/flight-delays/flights.csv /home</text:p>
      <text:p text:style-name="P1"/>
      <text:p text:style-name="P1">2) then we create table for storing the dataset.table has 31 colomns. Table is going to handle to million row of data.</text:p>
      <text:p text:style-name="P1"/>
      <text:p text:style-name="P1">Command : </text:p>
      <text:p text:style-name="P1"/>
      <text:p text:style-name="P1">CREATE TABLE Flights(day_of_year int, origin String, dest String,scheduled_depart Float,depart_delay double, schedul_time Float, distance int,schedule_arrival Float, arrival_delay double, diverted int, cancelled int,dow2 int,dow3 int,dow4 int,dow5 int, dow6 int,dow7 int,airline_as int,airline_b6 int,airline_dl int,airline_ev int,airline_f9 int,airline_ha int,airline_mq int,airline_nk int,airline_oo int,airline_ua int,airline_us int,airline_vx int,airline_wn int,aircraft_late int,bad_wheather int,security int,arrival_delay_bn int) </text:p>
      <text:p text:style-name="P1">ROW FORMAT DELIMITED FIELDS TERMINATED BY ',' ;</text:p>
      <text:p text:style-name="P1"/>
      <text:p text:style-name="P1">3) we can check schema of out table by using the commaned : DESCRIBE Flights ; </text:p>
      <text:p text:style-name="P1"/>
      <text:p text:style-name="P1">4) Now we need to import datafile flight.csv which is stored in hdfs into table that we have just created.</text:p>
      <text:p text:style-name="P1"/>
      <text:p text:style-name="P1">command: LOAD DATA INPATH 'hdfs:/home/flights.csv' INTO TABLE Flights;</text:p>
      <text:p text:style-name="P1"/>
      <text:p text:style-name="P2">Problem statement 1 :</text:p>
      <text:p text:style-name="P2">show the 5 day of the year on which maximum flights get cancelled due to bad weather : </text:p>
      <text:p text:style-name="P2">commands : <text:s/></text:p>
      <text:p text:style-name="P2"/>
      <text:p text:style-name="P2">select day_of_year,COUNT(cancelled) as t FROM Flights</text:p>
      <text:p text:style-name="P2">WHERE cancelled = 1 AND bad_wheather=1</text:p>
      <text:p text:style-name="P2">GROUP BY day_of_year</text:p>
      <text:p text:style-name="P2">ORDER BY DESC</text:p>
      <text:p text:style-name="P2">LIMIT 5;</text:p>
      <text:p text:style-name="P2"/>
      <text:p text:style-name="P2">Problem statement 2:</text:p>
      <text:p text:style-name="P2">Top 10 routes that have seen maximum number of diversions </text:p>
      <text:p text:style-name="P2">commands : </text:p>
      <text:p text:style-name="P2"/>
      <text:p text:style-name="P2">select origin,dest,COUNT(diverted) as t FROM Flights</text:p>
      <text:p text:style-name="P2">WHERE diverted=1</text:p>
      <text:p text:style-name="P2">GROUP BY origin,dest</text:p>
      <text:p text:style-name="P2">ORDER BY t DESC</text:p>
      <text:p text:style-name="P2">LIMIT 10;</text:p>
      <text:p text:style-name="P2"/>
      <text:p text:style-name="P2"/>
      <text:p text:style-name="P2">Problem statement 3:</text:p>
      <text:p text:style-name="P2">Top 5 visited destination</text:p>
      <text:p text:style-name="P2">command : </text:p>
      <text:p text:style-name="P2"/>
      <text:p text:style-name="P2"><text:soft-page-break/>select dest,COUNT(dest) as x FROM Flights</text:p>
      <text:p text:style-name="P2">GROUP BY dest</text:p>
      <text:p text:style-name="P2">ORDER BY x DESC</text:p>
      <text:p text:style-name="P2">LIMIT 5;</text:p>
      <text:p text:style-name="P2"/>
      <text:p text:style-name="P2"/>
      <text:p text:style-name="P2">Problem statement 4:</text:p>
      <text:p text:style-name="P2">Top 10 maximum distance flights that get cancelled due to bad weather : </text:p>
      <text:p text:style-name="P2">command : </text:p>
      <text:p text:style-name="P2"/>
      <text:p text:style-name="P2">select origin,dest,MAX(distance) as q FROM Flights</text:p>
      <text:p text:style-name="P2">WHERE cancelled=1 AND bad_wheather=1</text:p>
      <text:p text:style-name="P2">GROUP BY origin, dest</text:p>
      <text:p text:style-name="P4">ORDER BY q DESC</text:p>
      <text:p text:style-name="P4">LIMIT 10;</text:p>
      <text:p text:style-name="P2"/>
      <text:p text:style-name="P4">Problem statement 5 : </text:p>
      <text:p text:style-name="P4">Top 10 maximum distance flights can get cancelled due to security reasons : </text:p>
      <text:p text:style-name="P4">commands : </text:p>
      <text:p text:style-name="P4"/>
      <text:p text:style-name="P3">select origin,dest,MAX(distance) as q FROM Flights</text:p>
      <text:p text:style-name="P3">WHERE cancelled=1 AND <text:span text:style-name="T1">security</text:span>=1</text:p>
      <text:p text:style-name="P3">GROUP BY origin, dest</text:p>
      <text:p text:style-name="P4">ORDER BY q DESC</text:p>
      <text:p text:style-name="P4">LIMIT 10;</text:p>
      <text:p text:style-name="P4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6:03:20.461942004</meta:creation-date>
    <dc:date>2019-04-26T16:31:26.729053348</dc:date>
    <meta:editing-duration>PT4M35S</meta:editing-duration>
    <meta:editing-cycles>1</meta:editing-cycles>
    <meta:document-statistic meta:table-count="0" meta:image-count="0" meta:object-count="0" meta:page-count="2" meta:paragraph-count="49" meta:word-count="336" meta:character-count="2253" meta:non-whitespace-character-count="1951"/>
    <meta:generator>LibreOffice/6.0.7.3$Linux_X86_64 LibreOffice_project/00m0$Build-3</meta:generator>
  </office:meta>
</office:document-meta>
</file>